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fo:font-weight="normal" officeooo:rsid="00058d56" officeooo:paragraph-rsid="00058d56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092c44" officeooo:paragraph-rsid="00092c44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2pt" style:text-underline-style="none" fo:font-weight="normal" officeooo:rsid="00044b36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text-properties fo:font-size="12pt" style:text-underline-style="none" fo:font-weight="normal" officeooo:rsid="00092c44" officeooo:paragraph-rsid="00092c44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text-properties fo:font-size="12pt" style:text-underline-style="none" fo:font-weight="normal" officeooo:rsid="000c70bc" officeooo:paragraph-rsid="000c70bc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text-properties fo:font-size="12pt" style:text-underline-style="none" fo:font-weight="normal" officeooo:rsid="000dce7e" officeooo:paragraph-rsid="000dce7e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text-properties fo:font-size="12pt" style:text-underline-style="none" fo:font-weight="normal" officeooo:rsid="000fc37e" officeooo:paragraph-rsid="000fc37e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text-properties fo:font-size="12pt" style:text-underline-style="none" fo:font-weight="normal" officeooo:rsid="0010c141" officeooo:paragraph-rsid="0010c141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text-properties fo:font-size="12pt" style:text-underline-style="none" fo:font-weight="normal" officeooo:rsid="0010edec" officeooo:paragraph-rsid="0010edec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none" fo:font-weight="normal" officeooo:rsid="0010edec" officeooo:paragraph-rsid="0010edec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text-properties fo:font-size="12pt" style:text-underline-style="none" fo:font-weight="normal" officeooo:rsid="00125ff3" officeooo:paragraph-rsid="00125ff3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text-properties officeooo:paragraph-rsid="00092c44"/>
    </style:style>
    <style:style style:name="P14" style:family="paragraph" style:parent-style-name="Standard" style:list-style-name="L1">
      <style:text-properties officeooo:rsid="000fc37e" officeooo:paragraph-rsid="000fc37e"/>
    </style:style>
    <style:style style:name="P15" style:family="paragraph" style:parent-style-name="Standard">
      <style:text-properties fo:font-size="14pt" style:text-underline-style="solid" style:text-underline-width="auto" style:text-underline-color="font-color" fo:font-weight="bold" officeooo:rsid="00092c44" officeooo:paragraph-rsid="00125ff3" style:font-size-asian="14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 fo:font-weight="bold" officeooo:rsid="00044b36" style:font-weight-asian="bold" style:font-weight-complex="bold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044b36" style:font-size-asian="10.5pt" style:font-size-complex="12pt"/>
    </style:style>
    <style:style style:name="T4" style:family="text">
      <style:text-properties fo:font-size="12pt" officeooo:rsid="00125ff3" style:font-size-asian="10.5pt" style:font-size-complex="12pt"/>
    </style:style>
    <style:style style:name="T5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6" style:family="text">
      <style:text-properties fo:font-size="12pt" style:text-underline-style="none" fo:font-weight="normal" officeooo:rsid="00092c44" style:font-size-asian="10.5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officeooo:rsid="000afa3c" style:font-size-asian="10.5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10c141" style:font-size-asian="10.5pt" style:font-weight-asian="normal" style:font-size-complex="12pt" style:font-weight-complex="normal"/>
    </style:style>
    <style:style style:name="T9" style:family="text">
      <style:text-properties fo:font-size="12pt" style:text-underline-style="solid" style:text-underline-width="auto" style:text-underline-color="font-color" fo:font-weight="bold" officeooo:rsid="00044b36" style:font-size-asian="10.5pt" style:font-weight-asian="bold" style:font-size-complex="12pt" style:font-weight-complex="bold"/>
    </style:style>
    <style:style style:name="T10" style:family="text">
      <style:text-properties style:text-position="super 58%"/>
    </style:style>
    <style:style style:name="T11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tab/><text:tab/><text:span text:style-name="T1">Notes de Cours</text:span></text:p>
      <text:p text:style-name="P4"/>
      <text:p text:style-name="P3"><text:span text:style-name="T3">C</text:span><text:span text:style-name="T2">ours 1 :</text:span></text:p>
      <text:list xml:id="list3058760468" text:style-name="L1">
        <text:list-item>
          <text:p text:style-name="P5">Constantes :</text:p>
          <text:list>
            <text:list-item>
              <text:p text:style-name="P5">ex déf : const float PI = 3.14;</text:p>
            </text:list-item>
            <text:list-item>
              <text:p text:style-name="P13"><text:span text:style-name="T6">Les constantes doivent être écrites en fullcaps avec des _ </text:span><text:span text:style-name="T7">remplaçant les espaces</text:span></text:p>
            </text:list-item>
          </text:list>
        </text:list-item>
        <text:list-item>
          <text:p text:style-name="P6">Le format d’affichage d’un float s’écrit en fonction du nombre de chiffre après la virgule :</text:p>
          <text:list>
            <text:list-item>
              <text:p text:style-name="P6">ex : 3.14 → %.2f</text:p>
            </text:list-item>
          </text:list>
        </text:list-item>
        <text:list-item>
          <text:p text:style-name="P7">Petite info : 2 parties de la mémoire dans un ordinateur</text:p>
          <text:list>
            <text:list-item>
              <text:p text:style-name="P7">RAM : Random Access Memory</text:p>
            </text:list-item>
            <text:list-item>
              <text:p text:style-name="P7">ROM : Read Only Memory (pas accessible)</text:p>
            </text:list-item>
          </text:list>
        </text:list-item>
        <text:list-item>
          <text:p text:style-name="P8">Classes de variables (appliquables aussi sur les fonctions):</text:p>
          <text:list>
            <text:list-item>
              <text:p text:style-name="P8">extern</text:p>
              <text:list>
                <text:list-item>
                  <text:p text:style-name="P8">Variables globales déclarées dans d’autres fichiers</text:p>
                </text:list-item>
              </text:list>
            </text:list-item>
            <text:list-item>
              <text:p text:style-name="P8">register</text:p>
              <text:list>
                <text:list-item>
                  <text:p text:style-name="P8">variables de type registre sont stockées dans un registre</text:p>
                  <text:list>
                    <text:list-item>
                      <text:p text:style-name="P14"><text:span text:style-name="T5">=</text:span><text:span text:style-name="T8">&gt; </text:span><text:span text:style-name="T5">accès plus rapide que la RAM</text:span></text:p>
                    </text:list-item>
                    <text:list-item>
                      <text:p text:style-name="P14"><text:span text:style-name="T8">=&gt; </text:span><text:span text:style-name="T5">accélération des traitements mais on ne peut pas accéder à l’adresse mémoire de la variable</text:span></text:p>
                    </text:list-item>
                  </text:list>
                </text:list-item>
              </text:list>
            </text:list-item>
            <text:list-item>
              <text:p text:style-name="P8">static</text:p>
              <text:list>
                <text:list-item>
                  <text:p text:style-name="P8">variable globale</text:p>
                  <text:list>
                    <text:list-item>
                      <text:p text:style-name="P14"><text:span text:style-name="T8">=&gt; </text:span><text:span text:style-name="T5">variable </text:span><text:span text:style-name="T8">est </text:span><text:span text:style-name="T5">invisible dans les autre</text:span><text:span text:style-name="T8">s</text:span><text:span text:style-name="T5"> fichiers</text:span></text:p>
                    </text:list-item>
                  </text:list>
                </text:list-item>
                <text:list-item>
                  <text:p text:style-name="P9">variable locale à une fonction</text:p>
                  <text:list>
                    <text:list-item>
                      <text:p text:style-name="P9">=&gt; la variable (automatiquement initialisée à 0) n’est pas détruite à la fin de l’appel de la fonction</text:p>
                    </text:list-item>
                    <text:list-item>
                      <text:p text:style-name="P9">=&gt; elle conserve sa valeur entre 2 appels de fonctions</text:p>
                    </text:list-item>
                    <text:list-item>
                      <text:p text:style-name="P9">=&gt; variable rémanente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">cast :</text:p>
          <text:list>
            <text:list-item>
              <text:p text:style-name="P10">(type)variable</text:p>
            </text:list-item>
          </text:list>
        </text:list-item>
      </text:list>
      <text:p text:style-name="P11"><text:span text:style-name="T9"/></text:p>
      <text:p text:style-name="P15"><text:span text:style-name="T3">C</text:span><text:span text:style-name="T2">ours </text:span><text:span text:style-name="T4">6</text:span><text:span text:style-name="T2"> :</text:span></text:p>
      <text:list xml:id="list104538392795195" text:continue-numbering="true" text:style-name="L1">
        <text:list-item>
          <text:p text:style-name="P12">Tableaux de pointeurs :</text:p>
          <text:list>
            <text:list-item>
              <text:p text:style-name="P12">il faut initialiser toutes les cases avec une boucle : for () {puis tabPtrInt[} = NULL}</text:p>
            </text:list-item>
            <text:list-item>
              <text:p text:style-name="P12">Pour aller au 3<text:span text:style-name="T10">e</text:span> carac du 2<text:span text:style-name="T10">e</text:span> pointeur du tableau : *(tabPtrInt[1] + 2)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6T23:02:14.237810505</meta:creation-date>
    <meta:generator>LibreOffice/6.4.6.2$Linux_X86_64 LibreOffice_project/40$Build-2</meta:generator>
    <dc:date>2020-11-04T10:45:37.179443611</dc:date>
    <meta:editing-duration>PT34M59S</meta:editing-duration>
    <meta:editing-cycles>10</meta:editing-cycles>
    <meta:document-statistic meta:table-count="0" meta:image-count="0" meta:object-count="0" meta:page-count="1" meta:paragraph-count="30" meta:word-count="235" meta:character-count="1204" meta:non-whitespace-character-count="1020"/>
  </office:meta>
</office:document-meta>
</file>